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3838" draw:textarea-horizontal-align="justify" draw:textarea-vertical-align="middle" draw:auto-grow-height="false" fo:min-height="0.67cm" fo:min-width="0.42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3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12cm"/>
      <style:paragraph-properties style:writing-mode="lr-tb"/>
    </style:style>
    <style:style style:name="P1" style:family="paragraph">
      <style:paragraph-properties fo:text-align="center" style:writing-mode="lr-tb"/>
      <style:text-properties fo:color="#000000" style:font-name="FreeSans"/>
    </style:style>
    <style:style style:name="P2" style:family="paragraph">
      <loext:graphic-properties draw:fill-color="#ff3838"/>
      <style:paragraph-properties fo:text-align="center" style:writing-mode="lr-tb"/>
      <style:text-properties fo:color="#000000" style:font-name="FreeSans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FreeSans"/>
    </style:style>
    <style:style style:name="T1" style:family="text">
      <style:text-properties fo:color="#000000" style:font-name="FreeSans"/>
    </style:style>
    <style:style style:name="T2" style:family="text">
      <style:text-properties style:font-name="Free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1.3cm" svg:height="1.3cm" svg:x="1cm" svg:y="7.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3cm" svg:height="1.3cm" svg:x="9.401cm" svg:y="7.301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3cm" svg:height="1.3cm" svg:x="18.702cm" svg:y="7.3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3cm" svg:height="1.3cm" svg:x="27.403cm" svg:y="7.3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2.3cm" svg:y1="7.95cm" svg:x2="9.401cm" svg:y2="7.951cm" draw:start-shape="id1" draw:start-glue-point="10" draw:end-shape="id2" draw:end-glue-point="6" svg:d="M2300 7950c5326 0 1776 1 7101 1" svg:viewBox="0 0 7102 2">
          <text:p/>
        </draw:connector>
        <draw:connector draw:style-name="gr2" draw:text-style-name="P3" draw:layer="layout" draw:type="curve" svg:x1="10.701cm" svg:y1="7.951cm" svg:x2="18.702cm" svg:y2="7.952cm" draw:start-shape="id2" draw:start-glue-point="10" draw:end-shape="id3" draw:end-glue-point="6" svg:d="M10701 7951c6001 0 2001 1 8001 1" svg:viewBox="0 0 8002 2">
          <text:p/>
        </draw:connector>
        <draw:connector draw:style-name="gr2" draw:text-style-name="P3" draw:layer="layout" draw:type="curve" svg:x1="20.002cm" svg:y1="7.952cm" svg:x2="27.403cm" svg:y2="7.953cm" draw:start-shape="id3" draw:start-glue-point="10" draw:end-shape="id4" draw:end-glue-point="6" svg:d="M20002 7952c5551 0 1851 1 7401 1" svg:viewBox="0 0 7402 2">
          <text:p/>
        </draw:connector>
        <draw:connector draw:style-name="gr2" draw:text-style-name="P3" draw:layer="layout" draw:type="curve" draw:line-skew="-0.654cm" svg:x1="1.19cm" svg:y1="7.49cm" svg:x2="2.11cm" svg:y2="7.49cm" draw:start-shape="id1" draw:start-glue-point="5" draw:end-shape="id1" draw:end-glue-point="11" svg:d="M1190 7490c0-2017 920-2017 920 0" svg:viewBox="0 0 921 1514">
          <text:p/>
        </draw:connector>
        <draw:connector draw:style-name="gr2" draw:text-style-name="P3" draw:layer="layout" draw:type="curve" draw:line-skew="-0.555cm" svg:x1="9.591cm" svg:y1="7.491cm" svg:x2="10.511cm" svg:y2="7.491cm" draw:start-shape="id2" draw:start-glue-point="5" draw:end-shape="id2" draw:end-glue-point="11" svg:d="M9591 7491c0-1869 920-1869 920 0" svg:viewBox="0 0 921 1403">
          <text:p/>
        </draw:connector>
        <draw:connector draw:style-name="gr2" draw:text-style-name="P3" draw:layer="layout" draw:type="curve" draw:line-skew="-0.262cm" svg:x1="27.593cm" svg:y1="8.413cm" svg:x2="19.812cm" svg:y2="8.412cm" draw:start-shape="id4" draw:start-glue-point="7" draw:end-shape="id3" draw:end-glue-point="9" svg:d="M27593 8413c-6228 0-2338-1-7781-1" svg:viewBox="0 0 7782 2">
          <text:p/>
        </draw:connector>
        <draw:connector draw:style-name="gr2" draw:text-style-name="P3" draw:layer="layout" draw:type="curve" svg:x1="18.892cm" svg:y1="8.412cm" svg:x2="10.511cm" svg:y2="8.411cm" draw:start-shape="id3" draw:start-glue-point="7" draw:end-shape="id2" draw:end-glue-point="9" svg:d="M18892 8412c-6285 0-2095-1-8381-1" svg:viewBox="0 0 8382 2">
          <text:p/>
        </draw:connector>
        <draw:connector draw:style-name="gr2" draw:text-style-name="P3" draw:layer="layout" draw:type="curve" svg:x1="9.591cm" svg:y1="8.411cm" svg:x2="2.11cm" svg:y2="8.41cm" draw:start-shape="id2" draw:start-glue-point="7" draw:end-shape="id1" draw:end-glue-point="9" svg:d="M9591 8411c-5610 0-1870-1-7481-1" svg:viewBox="0 0 7482 2">
          <text:p/>
        </draw:connector>
        <draw:connector draw:style-name="gr2" draw:text-style-name="P3" draw:layer="layout" draw:type="curve" draw:line-skew="2.508cm" svg:x1="28.053cm" svg:y1="8.603cm" svg:x2="10.051cm" svg:y2="8.601cm" draw:start-shape="id4" draw:start-glue-point="8" draw:end-shape="id2" draw:end-glue-point="8" svg:d="M28053 8603c0 4515-18002 4516-18002-2" svg:viewBox="0 0 18003 3389">
          <text:p/>
        </draw:connector>
        <draw:connector draw:style-name="gr2" draw:text-style-name="P3" draw:layer="layout" draw:type="curve" draw:line-skew="4.649cm" svg:x1="28.513cm" svg:y1="8.413cm" svg:x2="1.19cm" svg:y2="8.41cm" draw:start-shape="id4" draw:start-glue-point="9" draw:end-shape="id1" draw:end-glue-point="7" svg:d="M28513 8413c0 8011-27323 8013-27323-3" svg:viewBox="0 0 27324 6013">
          <text:p/>
        </draw:connector>
        <draw:connector draw:style-name="gr2" draw:text-style-name="P3" draw:layer="layout" draw:type="curve" draw:line-skew="2.234cm" svg:x1="19.352cm" svg:y1="8.602cm" svg:x2="1.65cm" svg:y2="8.6cm" draw:start-shape="id3" draw:start-glue-point="8" draw:end-shape="id1" draw:end-glue-point="8" svg:d="M19352 8602c0 4104-17702 4105-17702-2" svg:viewBox="0 0 17703 3081">
          <text:p/>
        </draw:connector>
        <draw:frame draw:style-name="gr3" draw:text-style-name="P5" draw:layer="layout" svg:width="4.3cm" svg:height="0.886cm" svg:x="3.8cm" svg:y="6.938cm">
          <draw:text-box>
            <text:p text:style-name="P4"><text:span text:style-name="T2">+ Carro</text:span></text:p>
          </draw:text-box>
        </draw:frame>
        <draw:frame draw:style-name="gr3" draw:text-style-name="P5" draw:layer="layout" svg:width="4.3cm" svg:height="0.886cm" svg:x="12.2cm" svg:y="6.938cm">
          <draw:text-box>
            <text:p text:style-name="P4"><text:span text:style-name="T2">+ Xícara</text:span></text:p>
          </draw:text-box>
        </draw:frame>
        <draw:frame draw:style-name="gr3" draw:text-style-name="P5" draw:layer="layout" svg:width="4.3cm" svg:height="0.886cm" svg:x="21.2cm" svg:y="6.938cm">
          <draw:text-box>
            <text:p text:style-name="P4"><text:span text:style-name="T2">+ DTC</text:span></text:p>
          </draw:text-box>
        </draw:frame>
        <draw:frame draw:style-name="gr4" draw:text-style-name="P5" draw:layer="layout" svg:width="4.3cm" svg:height="1.662cm" svg:x="0cm" svg:y="4.538cm">
          <draw:text-box>
            <text:p text:style-name="P4"><text:span text:style-name="T2">+ Xícara,</text:span></text:p>
            <text:p text:style-name="P4"><text:span text:style-name="T2">+ DTC</text:span></text:p>
          </draw:text-box>
        </draw:frame>
        <draw:frame draw:style-name="gr3" draw:text-style-name="P5" draw:layer="layout" svg:width="4.3cm" svg:height="0.886cm" svg:x="8cm" svg:y="5.038cm">
          <draw:text-box>
            <text:p text:style-name="P4"><text:span text:style-name="T2">+ DTC</text:span></text:p>
          </draw:text-box>
        </draw:frame>
        <draw:frame draw:style-name="gr3" draw:text-style-name="P5" draw:layer="layout" svg:width="4.3cm" svg:height="0.886cm" svg:x="21.2cm" svg:y="8.538cm">
          <draw:text-box>
            <text:p text:style-name="P4"><text:span text:style-name="T2">- DTC</text:span></text:p>
          </draw:text-box>
        </draw:frame>
        <draw:frame draw:style-name="gr3" draw:text-style-name="P5" draw:layer="layout" svg:width="4.3cm" svg:height="0.886cm" svg:x="17.9cm" svg:y="11.038cm">
          <draw:text-box>
            <text:p text:style-name="P4"><text:span text:style-name="T2">- Xícara</text:span></text:p>
          </draw:text-box>
        </draw:frame>
        <draw:frame draw:style-name="gr3" draw:text-style-name="P5" draw:layer="layout" svg:width="4.3cm" svg:height="0.886cm" svg:x="12.4cm" svg:y="13.438cm">
          <draw:text-box>
            <text:p text:style-name="P4"><text:span text:style-name="T2">- Carro</text:span></text:p>
          </draw:text-box>
        </draw:frame>
        <draw:frame draw:style-name="gr3" draw:text-style-name="P5" draw:layer="layout" svg:width="4.3cm" svg:height="0.886cm" svg:x="4.8cm" svg:y="10.538cm">
          <draw:text-box>
            <text:p text:style-name="P4"><text:span text:style-name="T2">- Carro</text:span></text:p>
          </draw:text-box>
        </draw:frame>
        <draw:frame draw:style-name="gr3" draw:text-style-name="P5" draw:layer="layout" svg:width="4.3cm" svg:height="0.886cm" svg:x="12.1cm" svg:y="8.538cm">
          <draw:text-box>
            <text:p text:style-name="P4"><text:span text:style-name="T2">- Xícara</text:span></text:p>
          </draw:text-box>
        </draw:frame>
        <draw:frame draw:style-name="gr3" draw:text-style-name="P5" draw:layer="layout" svg:width="4.3cm" svg:height="0.886cm" svg:x="3.8cm" svg:y="8.538cm">
          <draw:text-box>
            <text:p text:style-name="P4"><text:span text:style-name="T2">- Carr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8T17:59:37.495000367</meta:creation-date>
    <dc:date>2020-07-24T12:59:56.330450427</dc:date>
    <meta:editing-duration>PT15M54S</meta:editing-duration>
    <meta:editing-cycles>4</meta:editing-cycles>
    <meta:generator>LibreOffice/6.4.4.2$Linux_X86_64 LibreOffice_project/40$Build-2</meta:generator>
    <meta:document-statistic meta:object-count="26"/>
  </office:meta>
</office:document-meta>
</file>